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cm" fo:margin-left="-0.088cm" fo:margin-top="0cm" fo:margin-bottom="0cm" fo:break-before="auto" fo:break-after="auto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3.009cm" fo:keep-together="auto"/>
    </style:style>
    <style:style style:name="Table1.4" style:family="table-row">
      <style:table-row-properties style:min-row-height="7.881cm" fo:keep-together="auto"/>
    </style:style>
    <style:style style:name="Table2" style:family="table">
      <style:table-properties style:width="17cm" fo:margin-left="-0.279cm" fo:margin-top="0cm" fo:margin-bottom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4" style:family="table-row">
      <style:table-row-properties style:min-row-height="5.673cm"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4" style:family="table-row">
      <style:table-row-properties style:min-row-height="5.673cm" fo:keep-together="auto"/>
    </style:style>
    <style:style style:name="Table4" style:family="table">
      <style:table-properties style:width="17cm" fo:margin-left="-0.088cm" fo:margin-top="0cm" fo:margin-bottom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4" style:family="table-row">
      <style:table-row-properties style:min-row-height="5.673cm" fo:keep-together="auto"/>
    </style:style>
    <style:style style:name="Table5" style:family="table">
      <style:table-properties style:width="17cm" fo:margin-left="-0.088cm" fo:margin-top="0cm" fo:margin-bottom="0cm" table:align="left"/>
    </style:style>
    <style:style style:name="Table5.A" style:family="table-column">
      <style:table-column-properties style:column-width="8.498cm"/>
    </style:style>
    <style:style style:name="Table5.B" style:family="table-column">
      <style:table-column-properties style:column-width="8.5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4" style:family="table-row">
      <style:table-row-properties style:min-row-height="5.673cm" fo:keep-together="auto"/>
    </style:style>
    <style:style style:name="Table6" style:family="table">
      <style:table-properties style:width="17cm" fo:margin-left="-0.088cm" fo:margin-top="0cm" fo:margin-bottom="0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5.673cm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7cm" fo:margin-left="-0.088cm" fo:margin-top="0cm" fo:margin-bottom="0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395cm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5.673cm" fo:keep-together="auto"/>
    </style:style>
    <style:style style:name="Table7.5" style:family="table-row">
      <style:table-row-properties fo:keep-together="auto"/>
    </style:style>
    <style:style style:name="Tabuľka1" style:family="table">
      <style:table-properties style:width="17cm" fo:margin-left="-0.088cm" fo:margin-top="0cm" fo:margin-bottom="0cm" fo:break-before="auto" fo:break-after="auto" table:align="left"/>
    </style:style>
    <style:style style:name="Tabuľka1.A" style:family="table-column">
      <style:table-column-properties style:column-width="8.498cm"/>
    </style:style>
    <style:style style:name="Tabuľka1.B" style:family="table-column">
      <style:table-column-properties style:column-width="8.502cm"/>
    </style:style>
    <style:style style:name="Tabuľka1.1" style:family="table-row">
      <style:table-row-properties fo:keep-together="auto"/>
    </style:style>
    <style:style style:name="Tabuľka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1.B1" style:family="table-cell">
      <style:table-cell-properties fo:padding-left="0.199cm" fo:padding-right="0.191cm" fo:padding-top="0cm" fo:padding-bottom="0cm" fo:border="0.5pt solid #000000"/>
    </style:style>
    <style:style style:name="Tabuľka1.2" style:family="table-row">
      <style:table-row-properties style:min-row-height="3.089cm" fo:keep-together="auto"/>
    </style:style>
    <style:style style:name="Tabuľka1.4" style:family="table-row">
      <style:table-row-properties style:min-row-height="7.881cm" fo:keep-together="auto"/>
    </style:style>
    <style:style style:name="Tabuľka2" style:family="table" style:master-page-name="">
      <style:table-properties style:width="17cm" fo:margin-left="-0.088cm" fo:margin-top="0cm" fo:margin-bottom="0cm" style:page-number="auto" fo:break-before="auto" fo:break-after="auto" table:align="left"/>
    </style:style>
    <style:style style:name="Tabuľka2.A" style:family="table-column">
      <style:table-column-properties style:column-width="8.498cm"/>
    </style:style>
    <style:style style:name="Tabuľka2.B" style:family="table-column">
      <style:table-column-properties style:column-width="8.502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2.B1" style:family="table-cell">
      <style:table-cell-properties fo:padding-left="0.199cm" fo:padding-right="0.191cm" fo:padding-top="0cm" fo:padding-bottom="0cm" fo:border="0.5pt solid #000000"/>
    </style:style>
    <style:style style:name="Tabuľka2.2" style:family="table-row">
      <style:table-row-properties style:min-row-height="3.009cm" fo:keep-together="auto"/>
    </style:style>
    <style:style style:name="Tabuľka2.4" style:family="table-row">
      <style:table-row-properties style:min-row-height="7.881cm" fo:keep-together="auto"/>
    </style:style>
    <style:style style:name="Tabuľka3" style:family="table" style:master-page-name="">
      <style:table-properties style:width="17cm" fo:margin-left="-0.088cm" fo:margin-top="0cm" fo:margin-bottom="0cm" style:page-number="auto" fo:break-before="auto" fo:break-after="auto" table:align="left"/>
    </style:style>
    <style:style style:name="Tabuľka3.A" style:family="table-column">
      <style:table-column-properties style:column-width="8.498cm"/>
    </style:style>
    <style:style style:name="Tabuľka3.B" style:family="table-column">
      <style:table-column-properties style:column-width="8.502cm"/>
    </style:style>
    <style:style style:name="Tabuľka3.1" style:family="table-row">
      <style:table-row-properties fo:keep-together="auto"/>
    </style:style>
    <style:style style:name="Tabuľka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3.B1" style:family="table-cell">
      <style:table-cell-properties fo:padding-left="0.199cm" fo:padding-right="0.191cm" fo:padding-top="0cm" fo:padding-bottom="0cm" fo:border="0.5pt solid #000000"/>
    </style:style>
    <style:style style:name="Tabuľka3.2" style:family="table-row">
      <style:table-row-properties style:min-row-height="3.009cm" fo:keep-together="auto"/>
    </style:style>
    <style:style style:name="Tabuľka3.4" style:family="table-row">
      <style:table-row-properties style:min-row-height="7.881cm" fo:keep-together="auto"/>
    </style:style>
    <style:style style:name="Tabuľka4" style:family="table">
      <style:table-properties style:width="17cm" table:align="margins"/>
    </style:style>
    <style:style style:name="Tabuľka4.A" style:family="table-column">
      <style:table-column-properties style:column-width="8.5cm" style:rel-column-width="32767*"/>
    </style:style>
    <style:style style:name="Tabuľka4.A1" style:family="table-cell">
      <style:table-cell-properties fo:padding="0.097cm" fo:border-left="0.5pt solid #000000" fo:border-right="none" fo:border-top="0.5pt solid #000000" fo:border-bottom="0.5pt solid #000000"/>
    </style:style>
    <style:style style:name="Tabuľka4.B1" style:family="table-cell">
      <style:table-cell-properties fo:padding="0.097cm" fo:border="0.5pt solid #000000"/>
    </style:style>
    <style:style style:name="Tabuľka4.A2" style:family="table-cell">
      <style:table-cell-properties fo:padding="0.097cm" fo:border-left="0.5pt solid #000000" fo:border-right="none" fo:border-top="none" fo:border-bottom="0.5pt solid #000000"/>
    </style:style>
    <style:style style:name="Tabuľka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15%" fo:orphans="0" fo:widows="0"/>
      <style:text-properties officeooo:paragraph-rsid="0010ffb2"/>
    </style:style>
    <style:style style:name="P6" style:family="paragraph" style:parent-style-name="Standard">
      <style:paragraph-properties fo:line-height="115%" fo:orphans="0" fo:widows="0"/>
      <style:text-properties officeooo:paragraph-rsid="001203b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officeooo:paragraph-rsid="003f0e60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40e490"/>
    </style:style>
    <style:style style:name="P9" style:family="paragraph" style:parent-style-name="Standard" style:master-page-name="Standard">
      <style:paragraph-properties fo:line-height="115%" fo:orphans="0" fo:widows="0" style:page-number="1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P11" style:family="paragraph" style:parent-style-name="Standard">
      <style:paragraph-properties fo:line-height="115%" fo:text-align="center" style:justify-single-word="false" fo:orphans="0" fo:widows="0"/>
      <style:text-properties style:font-name="Arial" fo:font-size="16pt" fo:font-weight="bold" officeooo:rsid="003c1b5d" officeooo:paragraph-rsid="003c1b5d" style:font-name-asian="Arial1" style:font-size-asian="16pt" style:font-weight-asian="bold" style:font-name-complex="Arial1" style:font-size-complex="16pt"/>
    </style:style>
    <style:style style:name="P12" style:family="paragraph" style:parent-style-name="Standard">
      <style:paragraph-properties fo:line-height="115%" fo:orphans="0" fo:widows="0"/>
      <style:text-properties style:font-name="Arial" fo:font-size="16pt" style:font-name-asian="Arial1" style:font-size-asian="16pt" style:font-name-complex="Arial1" style:font-size-complex="16pt"/>
    </style:style>
    <style:style style:name="P13" style:family="paragraph" style:parent-style-name="Standard">
      <style:paragraph-properties fo:line-height="115%" fo:text-align="center" style:justify-single-word="false" fo:orphans="0" fo:widows="0"/>
      <style:text-properties style:font-name="Arial" fo:font-size="16pt" style:font-name-asian="Arial1" style:font-size-asian="16pt" style:font-name-complex="Arial1" style:font-size-complex="16pt"/>
    </style:style>
    <style:style style:name="P14" style:family="paragraph" style:parent-style-name="Standard">
      <style:paragraph-properties fo:line-height="115%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15" style:family="paragraph" style:parent-style-name="Standard">
      <style:paragraph-properties fo:line-height="115%" fo:orphans="0" fo:widows="0"/>
      <style:text-properties style:font-name="Arial" fo:font-size="11pt" officeooo:paragraph-rsid="0010ffb2" style:font-name-asian="Arial1" style:font-size-asian="11pt" style:font-name-complex="Arial1" style:font-size-complex="11pt"/>
    </style:style>
    <style:style style:name="P16" style:family="paragraph" style:parent-style-name="Standard">
      <style:paragraph-properties fo:line-height="115%" fo:orphans="0" fo:widows="0"/>
      <style:text-properties style:font-name="Arial" fo:font-size="11pt" officeooo:paragraph-rsid="0011ff4a" style:font-name-asian="Arial1" style:font-size-asian="11pt" style:font-name-complex="Arial1" style:font-size-complex="11pt"/>
    </style:style>
    <style:style style:name="P17" style:family="paragraph" style:parent-style-name="Standard">
      <style:paragraph-properties fo:line-height="115%" fo:orphans="0" fo:widows="0"/>
      <style:text-properties style:font-name="Arial" fo:font-size="11pt" officeooo:paragraph-rsid="001203bc" style:font-name-asian="Arial1" style:font-size-asian="11pt" style:font-name-complex="Arial1" style:font-size-complex="11pt"/>
    </style:style>
    <style:style style:name="P18" style:family="paragraph" style:parent-style-name="Standard">
      <style:paragraph-properties fo:line-height="115%" fo:orphans="0" fo:widows="0"/>
      <style:text-properties style:font-name="Arial" fo:font-size="11pt" officeooo:paragraph-rsid="003f0e60" style:font-name-asian="Arial1" style:font-size-asian="11pt" style:font-name-complex="Arial1" style:font-size-complex="11pt"/>
    </style:style>
    <style:style style:name="P19" style:family="paragraph" style:parent-style-name="Standard">
      <style:paragraph-properties fo:line-height="115%" fo:orphans="0" fo:widows="0"/>
      <style:text-properties style:font-name="Arial" fo:font-size="11pt" officeooo:paragraph-rsid="003e93cd" style:font-name-asian="Arial1" style:font-size-asian="11pt" style:font-name-complex="Arial1" style:font-size-complex="11pt"/>
    </style:style>
    <style:style style:name="P20" style:family="paragraph" style:parent-style-name="Standard">
      <style:paragraph-properties fo:line-height="115%" fo:orphans="0" fo:widows="0"/>
      <style:text-properties style:font-name="Arial" fo:font-size="11pt" officeooo:rsid="0042fba3" style:font-name-asian="Arial1" style:font-size-asian="11pt" style:font-name-complex="Arial1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26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360eea" style:font-name-asian="Liberation Serif1" style:font-size-asian="12pt" style:font-style-asian="normal" style:font-weight-asian="normal" style:font-name-complex="Liberation Serif1" style:font-size-complex="12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9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30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32" style:family="paragraph" style:parent-style-name="Standard" style:list-style-name="L9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33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3b7d14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 style:list-style-name="L9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38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40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orphans="0" fo:widows="0"/>
    </style:style>
    <style:style style:name="P42" style:family="paragraph" style:parent-style-name="Standard">
      <style:paragraph-properties fo:margin-left="0cm" fo:margin-right="0cm" fo:orphans="0" fo:widows="0" fo:text-indent="0cm" style:auto-text-indent="false"/>
    </style:style>
    <style:style style:name="P43" style:family="paragraph" style:parent-style-name="Standard" style:list-style-name="L3">
      <style:paragraph-properties fo:orphans="0" fo:widows="0"/>
    </style:style>
    <style:style style:name="P44" style:family="paragraph" style:parent-style-name="Standard" style:list-style-name="L4">
      <style:paragraph-properties fo:orphans="0" fo:widows="0"/>
    </style:style>
    <style:style style:name="P45" style:family="paragraph" style:parent-style-name="Standard" style:list-style-name="L5">
      <style:paragraph-properties fo:orphans="0" fo:widows="0"/>
    </style:style>
    <style:style style:name="P46" style:family="paragraph" style:parent-style-name="Standard" style:list-style-name="L2">
      <style:paragraph-properties fo:orphans="0" fo:widows="0"/>
    </style:style>
    <style:style style:name="P47" style:family="paragraph" style:parent-style-name="Standard" style:list-style-name="L6">
      <style:paragraph-properties fo:orphans="0" fo:widows="0"/>
    </style:style>
    <style:style style:name="P48" style:family="paragraph" style:parent-style-name="Standard">
      <style:paragraph-properties fo:orphans="0" fo:widows="0"/>
      <style:text-properties officeooo:paragraph-rsid="002e0ed3"/>
    </style:style>
    <style:style style:name="P49" style:family="paragraph" style:parent-style-name="Standard" style:list-style-name="L7">
      <style:paragraph-properties fo:orphans="0" fo:widows="0"/>
    </style:style>
    <style:style style:name="P50" style:family="paragraph" style:parent-style-name="Standard" style:list-style-name="L8">
      <style:paragraph-properties fo:orphans="0" fo:widows="0"/>
      <style:text-properties officeooo:paragraph-rsid="00306285"/>
    </style:style>
    <style:style style:name="P51" style:family="paragraph" style:parent-style-name="Standard" style:list-style-name="L10">
      <style:paragraph-properties fo:orphans="0" fo:widows="0"/>
      <style:text-properties officeooo:paragraph-rsid="003b7d14"/>
    </style:style>
    <style:style style:name="P52" style:family="paragraph" style:parent-style-name="Standard">
      <style:text-properties fo:font-size="16pt" fo:font-weight="bold" officeooo:paragraph-rsid="0003f2a3" style:font-size-asian="16pt" style:font-weight-asian="bold" style:font-size-complex="16pt"/>
    </style:style>
    <style:style style:name="P53" style:family="paragraph" style:parent-style-name="Standard">
      <style:text-properties fo:font-size="16pt" fo:font-weight="bold" officeooo:rsid="0006fe9d" officeooo:paragraph-rsid="0006fe9d" style:font-size-asian="16pt" style:font-weight-asian="bold" style:font-size-complex="16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3f2a3"/>
    </style:style>
    <style:style style:name="P55" style:family="paragraph" style:parent-style-name="Standard" style:list-style-name="L8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officeooo:paragraph-rsid="003196be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3f2a3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5b4e5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899e6"/>
    </style:style>
    <style:style style:name="P59" style:family="paragraph" style:parent-style-name="Standard">
      <style:text-properties officeooo:paragraph-rsid="0003f2a3"/>
    </style:style>
    <style:style style:name="P60" style:family="paragraph" style:parent-style-name="Standard">
      <style:text-properties fo:font-size="12pt" fo:font-weight="normal" officeooo:rsid="0006fe9d" officeooo:paragraph-rsid="0006fe9d" style:font-size-asian="12pt" style:font-weight-asian="normal" style:font-size-complex="12pt" style:font-weight-complex="normal"/>
    </style:style>
    <style:style style:name="P61" style:family="paragraph" style:parent-style-name="Standard">
      <style:text-properties officeooo:rsid="0006fe9d" officeooo:paragraph-rsid="0006fe9d"/>
    </style:style>
    <style:style style:name="P62" style:family="paragraph" style:parent-style-name="Standard">
      <style:text-properties officeooo:paragraph-rsid="0008d4e4"/>
    </style:style>
    <style:style style:name="P63" style:family="paragraph" style:parent-style-name="Standard">
      <style:text-properties officeooo:rsid="001203bc" officeooo:paragraph-rsid="001203bc"/>
    </style:style>
    <style:style style:name="P64" style:family="paragraph" style:parent-style-name="Standard" style:list-style-name="L3"/>
    <style:style style:name="P65" style:family="paragraph" style:parent-style-name="Standard" style:list-style-name="L3">
      <style:text-properties officeooo:paragraph-rsid="0013fb8f"/>
    </style:style>
    <style:style style:name="P66" style:family="paragraph" style:parent-style-name="Standard" style:list-style-name="L4">
      <style:text-properties officeooo:paragraph-rsid="0018bf01"/>
    </style:style>
    <style:style style:name="P67" style:family="paragraph" style:parent-style-name="Standard" style:list-style-name="L5"/>
    <style:style style:name="P68" style:family="paragraph" style:parent-style-name="Standard" style:list-style-name="L8"/>
    <style:style style:name="P69" style:family="paragraph" style:parent-style-name="Standard" style:list-style-name="L9"/>
    <style:style style:name="P70" style:family="paragraph" style:parent-style-name="Standard" style:list-style-name="L6"/>
    <style:style style:name="P71" style:family="paragraph" style:parent-style-name="Standard" style:list-style-name="L6">
      <style:text-properties officeooo:paragraph-rsid="0029d651"/>
    </style:style>
    <style:style style:name="P72" style:family="paragraph" style:parent-style-name="Standard" style:list-style-name="L7"/>
    <style:style style:name="P73" style:family="paragraph" style:parent-style-name="Standard" style:list-style-name="L7">
      <style:text-properties officeooo:paragraph-rsid="002e0ed3"/>
    </style:style>
    <style:style style:name="P74" style:family="paragraph" style:parent-style-name="Standard" style:list-style-name="L10">
      <style:text-properties officeooo:paragraph-rsid="003b7d14"/>
    </style:style>
    <style:style style:name="P75" style:family="paragraph" style:parent-style-name="Standard">
      <style:text-properties officeooo:paragraph-rsid="003b7d14"/>
    </style:style>
    <style:style style:name="P76" style:family="paragraph" style:parent-style-name="Standard" style:list-style-name="L10">
      <style:text-properties fo:language="sk" fo:country="SK" officeooo:rsid="003b7d14" officeooo:paragraph-rsid="003b7d14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size="10pt" fo:font-weight="normal" officeooo:paragraph-rsid="003f0e60" style:font-size-asian="10pt" style:font-weight-asian="normal" style:font-size-complex="10pt" style:font-weight-complex="normal"/>
    </style:style>
    <style:style style:name="T1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officeooo:rsid="003f0e60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fo:font-size="16pt" fo:font-weight="normal" style:font-name-asian="Arial1" style:font-size-asian="16pt" style:font-weight-asian="normal" style:font-name-complex="Arial1" style:font-size-complex="16pt" style:font-weight-complex="normal"/>
    </style:style>
    <style:style style:name="T4" style:family="text">
      <style:text-properties style:font-name="Arial" fo:font-size="11pt" style:font-name-asian="Arial1" style:font-size-asian="11pt" style:font-name-complex="Arial1" style:font-size-complex="11pt"/>
    </style:style>
    <style:style style:name="T5" style:family="text">
      <style:text-properties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font-name="Arial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8" style:family="text">
      <style:text-properties style:font-name="Arial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Arial" fo:font-weight="bold" style:font-name-asian="Arial1" style:font-weight-asian="bold" style:font-name-complex="Arial1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style:font-name-asian="Liberation Serif1" style:font-size-asian="12pt" style:font-style-asian="normal" style:font-weight-asian="normal" style:font-name-complex="Liberation Serif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officeooo:rsid="00378ab8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officeooo:rsid="003899e6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language="sk" fo:country="SK"/>
    </style:style>
    <style:style style:name="T18" style:family="text">
      <style:text-properties fo:language="sk" fo:country="SK" officeooo:rsid="0013712b"/>
    </style:style>
    <style:style style:name="T19" style:family="text">
      <style:text-properties fo:language="sk" fo:country="SK" officeooo:rsid="00159c7b"/>
    </style:style>
    <style:style style:name="T20" style:family="text">
      <style:text-properties fo:language="sk" fo:country="SK" officeooo:rsid="002e0ed3"/>
    </style:style>
    <style:style style:name="T21" style:family="text">
      <style:text-properties fo:language="sk" fo:country="SK" officeooo:rsid="002ee1fb"/>
    </style:style>
    <style:style style:name="T22" style:family="text">
      <style:text-properties fo:language="sk" fo:country="SK" officeooo:rsid="00306285"/>
    </style:style>
    <style:style style:name="T23" style:family="text">
      <style:text-properties fo:language="sk" fo:country="SK" officeooo:rsid="003196be"/>
    </style:style>
    <style:style style:name="T24" style:family="text">
      <style:text-properties fo:language="sk" fo:country="SK" officeooo:rsid="00378ab8"/>
    </style:style>
    <style:style style:name="T25" style:family="text">
      <style:text-properties fo:language="sk" fo:country="SK" officeooo:rsid="0039d61a"/>
    </style:style>
    <style:style style:name="T26" style:family="text">
      <style:text-properties fo:language="sk" fo:country="SK" officeooo:rsid="003b7d14"/>
    </style:style>
    <style:style style:name="T27" style:family="text">
      <style:text-properties officeooo:rsid="000c987e"/>
    </style:style>
    <style:style style:name="T28" style:family="text">
      <style:text-properties officeooo:rsid="000e7aa4"/>
    </style:style>
    <style:style style:name="T29" style:family="text">
      <style:text-properties officeooo:rsid="000e8866"/>
    </style:style>
    <style:style style:name="T30" style:family="text">
      <style:text-properties officeooo:rsid="000f4338"/>
    </style:style>
    <style:style style:name="T31" style:family="text">
      <style:text-properties fo:font-weight="bold" style:font-weight-asian="bold"/>
    </style:style>
    <style:style style:name="T32" style:family="text">
      <style:text-properties officeooo:rsid="0021e762"/>
    </style:style>
    <style:style style:name="T33" style:family="text">
      <style:text-properties officeooo:rsid="002e0ed3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2ee1fb"/>
    </style:style>
    <style:style style:name="T36" style:family="text">
      <style:text-properties officeooo:rsid="003196be"/>
    </style:style>
    <style:style style:name="T37" style:family="text">
      <style:text-properties officeooo:rsid="003c1b5d"/>
    </style:style>
    <style:style style:name="T38" style:family="text">
      <style:text-properties officeooo:rsid="003e93cd"/>
    </style:style>
    <style:style style:name="T39" style:family="text">
      <style:text-properties officeooo:rsid="003f0e60"/>
    </style:style>
    <style:style style:name="T40" style:family="text">
      <style:text-properties officeooo:rsid="0042748f"/>
    </style:style>
    <style:style style:name="T41" style:family="text">
      <style:text-properties officeooo:rsid="0042fba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1">PH&amp;FT</text:p>
      <text:p text:style-name="P13"><text:span text:style-name="T31">Group: Juraj Majernik, Artem Zaitsev</text:span></text:p>
      <text:p text:style-name="P2"/>
      <text:p text:style-name="P19"/>
      <text:p text:style-name="P18"><text:span text:style-name="T37">PH&amp;FT Is a </text:span><text:span text:style-name="T38">simple fitness health application that allows users to keep track of their caloric intake, BMI, calories burned and time spent training. the app</text:span><text:span text:style-name="T39">lications</text:span><text:span text:style-name="T38"> contains some basic foods, but you have an option to add your own food </text:span><text:span text:style-name="T39">for convinience</text:span><text:span text:style-name="T38">. </text:span><text:span text:style-name="T39">Users can build and track their workouts with ease. The app will support CRUD operations for tracking diet and workout routines.</text:span></text:p>
      <text:p text:style-name="P2"/>
      <text:p text:style-name="P2">Mandatory Optional Project Components:</text:p>
      <text:p text:style-name="P2">Accessibility Support: Implement content reading for visually impaired users and ensure sufficient contrast </text:p>
      <text:p text:style-name="P2">Location-Based Services: Use GPS for outdoor exercise tracking </text:p>
      <text:p text:style-name="P2">Firebase Services </text:p>
      <text:p text:style-name="P1"><text:span text:style-name="T4">Camera to scan bar-codes</text:span></text:p>
      <text:p text:style-name="P2"/>
      <text:p text:style-name="P20"/>
      <text:p text:style-name="P2"/>
      <text:p text:style-name="P12"><text:span text:style-name="T31">Use-cases</text:span></text:p>
      <text:p text:style-name="P2"/>
      <table:table table:name="Tabuľka4" table:style-name="Tabuľka4">
        <table:table-column table:style-name="Tabuľka4.A" table:number-columns-repeated="2"/>
        <table:table-row>
          <table:table-cell table:style-name="Tabuľka4.A1" office:value-type="string">
            <text:p text:style-name="P15">1. Sign Up / Sign In</text:p>
          </table:table-cell>
          <table:table-cell table:style-name="Tabuľka4.B1" office:value-type="string">
            <text:p text:style-name="P15"><text:s text:c="2"/>1.1 Sign up </text:p>
            <text:p text:style-name="P15"><text:s text:c="4"/>- Username</text:p>
            <text:p text:style-name="P15"><text:s text:c="4"/>- Email</text:p>
            <text:p text:style-name="P15"><text:s text:c="4"/>- Password</text:p>
            <text:p text:style-name="P15"><text:s text:c="4"/>- <text:span text:style-name="T40">Confirm password</text:span></text:p>
          </table:table-cell>
        </table:table-row>
        <table:table-row>
          <table:table-cell table:style-name="Tabuľka4.A2" office:value-type="string">
            <text:p text:style-name="P15">2. Home screen</text:p>
          </table:table-cell>
          <table:table-cell table:style-name="Tabuľka4.B2" office:value-type="string">
            <text:p text:style-name="P15"><text:s text:c="4"/>- Overview of daily calories burnt, calories consumed, time spent moving, bmi, water <text:span text:style-name="T41">Intake</text:span>.</text:p>
          </table:table-cell>
        </table:table-row>
        <table:table-row>
          <table:table-cell table:style-name="Tabuľka4.A2" office:value-type="string">
            <text:p text:style-name="P15">3.Exercises plan <text:s/></text:p>
          </table:table-cell>
          <table:table-cell table:style-name="Tabuľka4.B2" office:value-type="string">
            <text:p text:style-name="P15"><text:s text:c="2"/>- Log your exercise, can create a training plan </text:p>
            <text:p text:style-name="P15"><text:s text:c="2"/>3.1 </text:p>
            <text:p text:style-name="P15"><text:s text:c="2"/>- Each <text:span text:style-name="T27">workout</text:span> has its own exercises -&gt; e.g., push ups 20 * 4, etc.</text:p>
            <text:p text:style-name="P15"><text:s text:c="2"/>3.2 </text:p>
            <text:p text:style-name="P5"><text:s text:c="2"/>- Screen to add an exercise, e.g., -&gt; add biceps exercise.</text:p>
          </table:table-cell>
        </table:table-row>
        <table:table-row>
          <table:table-cell table:style-name="Tabuľka4.A2" office:value-type="string">
            <text:p text:style-name="P15">4. <text:span text:style-name="T30">Specific Workout</text:span> </text:p>
          </table:table-cell>
          <table:table-cell table:style-name="Tabuľka4.B2" office:value-type="string">
            <text:p text:style-name="P15"><text:s text:c="2"/>- Start/<text:span text:style-name="T27">Stop</text:span> training.</text:p>
            <text:p text:style-name="P15"><text:s text:c="2"/>- Exercises -&gt; e.g., train, interval from app, another exercise, etc.</text:p>
          </table:table-cell>
        </table:table-row>
        <table:table-row>
          <table:table-cell table:style-name="Tabuľka4.A2" office:value-type="string">
            <text:p text:style-name="P15">5. Nutrition</text:p>
          </table:table-cell>
          <table:table-cell table:style-name="Tabuľka4.B2" office:value-type="string">
            <text:p text:style-name="P15"><text:s text:c="2"/>- Add meal </text:p>
            <text:p text:style-name="P15"><text:s text:c="2"/>- Create meal </text:p>
            <text:p text:style-name="P15"><text:s text:c="2"/>- Delete meal </text:p>
            <text:p text:style-name="P15"><text:s text:c="2"/>- Change meal </text:p>
          </table:table-cell>
        </table:table-row>
        <table:table-row>
          <table:table-cell table:style-name="Tabuľka4.A2" office:value-type="string">
            <text:p text:style-name="P16">6. Settings </text:p>
          </table:table-cell>
          <table:table-cell table:style-name="Tabuľka4.B2" office:value-type="string">
            <text:p text:style-name="P16"><text:s text:c="2"/>- Theme <text:s/></text:p>
            <text:p text:style-name="P16"><text:s text:c="2"/>- Visually impaired </text:p>
            <text:p text:style-name="P16"><text:s text:c="2"/>- Units </text:p>
            <text:p text:style-name="P16"><text:soft-page-break/><text:s text:c="2"/>- Language </text:p>
            <text:p text:style-name="P16"><text:s text:c="2"/>- Permissions </text:p>
            <text:p text:style-name="P16"><text:s text:c="2"/>- Version </text:p>
            <text:p text:style-name="P16"><text:s text:c="2"/>- Terms of Service </text:p>
          </table:table-cell>
        </table:table-row>
        <table:table-row>
          <table:table-cell table:style-name="Tabuľka4.A2" office:value-type="string">
            <text:p text:style-name="P17">7. Profile</text:p>
          </table:table-cell>
          <table:table-cell table:style-name="Tabuľka4.B2" office:value-type="string">
            <text:p text:style-name="P17"><text:s text:c="2"/>- Weight </text:p>
            <text:p text:style-name="P17"><text:s text:c="2"/>- Height</text:p>
            <text:p text:style-name="P6"><text:span text:style-name="T4"><text:s text:c="2"/>- Age</text:span></text:p>
            <text:p text:style-name="P17"><text:s text:c="2"/>- <text:span text:style-name="T28">User email</text:span></text:p>
            <text:p text:style-name="P17"><text:s text:c="2"/>- Goal <text:span text:style-name="T28">weight</text:span></text:p>
            <text:p text:style-name="P17"><text:s text:c="2"/>- Change Data <text:s/></text:p>
            <text:p text:style-name="P17"><text:s text:c="2"/>- Delete Profile</text:p>
            <text:p text:style-name="P17"><text:s text:c="2"/>-<text:span text:style-name="T29">Log out</text:span></text:p>
          </table:table-cell>
        </table:table-row>
        <table:table-row>
          <table:table-cell table:style-name="Tabuľka4.A2" office:value-type="string">
            <text:p text:style-name="P17"/>
          </table:table-cell>
          <table:table-cell table:style-name="Tabuľka4.B2" office:value-type="string">
            <text:p text:style-name="P17"/>
          </table:table-cell>
        </table:table-row>
      </table:table>
      <text:p text:style-name="P2"/>
      <text:p text:style-name="P2"/>
      <text:p text:style-name="P2"/>
      <text:p text:style-name="P7"><text:span text:style-name="T1">Wireframes:</text:span></text:p>
      <text:p text:style-name="P77"><text:a xlink:type="simple" xlink:href="https://www.figma.com/file/eqXN4M7Eg7UFDSXImGuVg7/MTAA?type=design&amp;node-id=32-1161&amp;mode=design&amp;t=jKcTRsTZFksJzsNb-0" text:style-name="Internet_20_link" text:visited-style-name="Visited_20_Internet_20_Link"><text:span text:style-name="T6">https://www.figma.com/file/eqXN4M7Eg7UFDSXImGuVg7/MTAA?type=design&amp;node-id=32-1161&amp;mode=design&amp;t=jKcTRsTZFksJzsNb-0</text:span></text:a></text:p>
      <text:p text:style-name="P77"><text:span text:style-name="T6"/></text:p>
      <text:p text:style-name="P8"><text:span text:style-name="T2">Prototype:</text:span><text:span text:style-name="T1"><text:line-break/></text:span><text:a xlink:type="simple" xlink:href="https://www.figma.com/proto/eqXN4M7Eg7UFDSXImGuVg7/MTAA?type=design&amp;node-id=32-1162&amp;t=jKcTRsTZFksJzsNb-0&amp;scaling=scale-down&amp;page-id=32%3A1161&amp;starting-point-node-id=32%3A1162" text:style-name="Internet_20_link" text:visited-style-name="Visited_20_Internet_20_Link"><text:span text:style-name="T8">https://www.figma.com/proto/eqXN4M7Eg7UFDSXImGuVg7/MTAA?type=design&amp;node-id=32-1162&amp;t=jKcTRsTZFksJzsNb-0&amp;scaling=scale-down&amp;page-id=32%3A1161&amp;starting-point-node-id=32%3A1162</text:span></text:a></text:p>
      <text:p text:style-name="P8"><text:span text:style-name="T4"><text:line-break/></text:span><text:span text:style-name="T1">UATs:</text:span></text:p>
      <text:p text:style-name="P10">Positive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Test 1: Vytvorenie nového užívateľa</text:p>
          </table:table-cell>
          <table:table-cell table:style-name="Table1.B1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1">Vstupné podmienky</text:p>
          </table:table-cell>
          <table:table-cell table:style-name="Table1.B1" office:value-type="string">
            <text:p text:style-name="P21">Používateľ sa nachádza na obrazovke Sign In</text:p>
          </table:table-cell>
        </table:table-row>
        <table:table-row table:style-name="Table1.1">
          <table:table-cell table:style-name="Table1.A1" office:value-type="string">
            <text:p text:style-name="P21">Výstupné podmienky</text:p>
          </table:table-cell>
          <table:table-cell table:style-name="Table1.B1" office:value-type="string">
            <text:p text:style-name="P21">Do databázy sa uložia jeho prihlasovacie údaje, ktorými sa následne bude môcť prihlasovať</text:p>
          </table:table-cell>
        </table:table-row>
        <text:soft-page-break/>
        <table:table-row table:style-name="Table1.4">
          <table:table-cell table:style-name="Table1.A1" office:value-type="string">
            <text:p text:style-name="P21">Postup:</text:p>
          </table:table-cell>
          <table:table-cell table:style-name="Table1.B1" office:value-type="string">
            <text:list text:style-name="L1">
              <text:list-item>
                <text:p text:style-name="P24"><text:span text:style-name="T24">P</text:span>oužívateľ stlačí tlačidlo sign up, ktoré ho presmeruje na obrazovku, kde si vytvorí účet.</text:p>
                <text:p text:style-name="P25"/>
              </text:list-item>
              <text:list-item>
                <text:p text:style-name="P25"><text:span text:style-name="T24">P</text:span>oužívateľ napíše svoje prihlasovacie údaje (mail a heslo a potvrdenie hesla).</text:p>
                <text:p text:style-name="P25"/>
              </text:list-item>
              <text:list-item>
                <text:p text:style-name="P25">Následne stal či tlačidlo Sign up na spodku obrazovky.</text:p>
                <text:p text:style-name="P25"/>
              </text:list-item>
              <text:list-item>
                <text:p text:style-name="P25">Následne mu bude oznámené, či registrácia bola.</text:p>
                <text:p text:style-name="P25"/>
              </text:list-item>
              <text:list-item>
                <text:p text:style-name="P25">Ak registrácia prebehla úspešne aplikácia ho presmeruje na obrázku profile, kde vyplní svoje údaje.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1"><text:span text:style-name="T17">V</text:span><text:span text:style-name="T18">ý</text:span><text:span text:style-name="T17">sledok</text:span>: PASS/FAIL</text:p>
          </table:table-cell>
          <table:table-cell table:style-name="Table1.B1" office:value-type="string">
            <text:p text:style-name="P21"/>
          </table:table-cell>
        </table:table-row>
      </table:table>
      <text:p text:style-name="Standard">Juraj</text:p>
      <text:p text:style-name="Standard"/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Test 2: Pridanie jedla do jedálničku</text:p>
          </table:table-cell>
          <table:table-cell table:style-name="Table2.B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Vstupné podmienky</text:p>
          </table:table-cell>
          <table:table-cell table:style-name="Table2.B1" office:value-type="string">
            <text:p text:style-name="P3">Používateľ sa nachádza na obrazovke Home</text:p>
          </table:table-cell>
        </table:table-row>
        <table:table-row table:style-name="Table2.1">
          <table:table-cell table:style-name="Table2.A1" office:value-type="string">
            <text:p text:style-name="P3">Výstupné podmienky</text:p>
          </table:table-cell>
          <table:table-cell table:style-name="Table2.B1" office:value-type="string">
            <text:p text:style-name="P3">Inkrementuje sa hodnota to tal, proteín, carbohydrates, fats, mater v závislosti od nutričných hodnôt jedla</text:p>
          </table:table-cell>
        </table:table-row>
        <table:table-row table:style-name="Table2.4">
          <table:table-cell table:style-name="Table2.A1" office:value-type="string">
            <text:p text:style-name="P3">Postup:</text:p>
          </table:table-cell>
          <table:table-cell table:style-name="Table2.B1" office:value-type="string">
            <text:list text:style-name="L2">
              <text:list-item>
                <text:p text:style-name="P46">Používateľ na obrazovke Home stlačí tlačidlo na pravom spodnom rohu (mrkva), ktoré ho presunie na obrazovku Nutrition.</text:p>
                <text:p text:style-name="P46"/>
              </text:list-item>
              <text:list-item>
                <text:p text:style-name="P46">Stlači tlačidlo Meals, ktoré ho presunie na obrazovku Meals, kde bude mať zobrazené totálne calorie, ktoré zjedol, Breakfast, <text:span text:style-name="T21">L</text:span>unch, <text:span text:style-name="T21">Dinner</text:span>, <text:span text:style-name="T21">Snack</text:span>.</text:p>
                <text:p text:style-name="P46"/>
              </text:list-item>
              <text:list-item>
                <text:p text:style-name="P46">Stlačením jedných tlačidiel používateľa presunie na obrazovku Meal, kde sa opäť nachádza množstvo zjedenych kalórií, zoznam jednotlivých jedál a tlačidla pre odstránenie, úpravu, pridanie jedla a tlačidlo uložiť.</text:p>
                <text:p text:style-name="P46"/>
              </text:list-item>
              <text:list-item>
                <text:p text:style-name="P46">Používateľ stlačí tlačidlo, + ktoré ho presunie na obrazovku s možnosťami: oskenovania čiarového kódu, ktorý mu vyplní nutričné hodnoty a názov jedla, vytvorenia svojeho jedla a zoznam jedál, ktoré sú v databáze.</text:p>
                <text:p text:style-name="P46"/>
              </text:list-item>
              <text:list-item>
                <text:p text:style-name="P46">Používateľ stačí tlačidlo + veda názvu jedla, ktoré ho presunie na na stránku, kde ma napísané: názov, nutričné <text:soft-page-break/>hodnoty jedla v závislosti od hmotnosti a tlačidlo uložiť.</text:p>
                <text:p text:style-name="P46"/>
              </text:list-item>
              <text:list-item>
                <text:p text:style-name="P46">Používateľ zadá požadovanú hmotnot jedla a stlačí tlačidlo save, ktoré ho presunie na stránku Meal.</text:p>
                <text:p text:style-name="P46"/>
              </text:list-item>
              <text:list-item>
                <text:p text:style-name="P46">Stlačením tlačidla save na obrazovke s názvom Meal sa dostane na Meals, kde stlači tlačidlo na pravom dolnom rohu.</text:p>
                <text:p text:style-name="P46"/>
              </text:list-item>
              <text:list-item>
                <text:p text:style-name="P46">Dostane sa na obrazovku Nutrition, kde budú updatenute nutričné hodnoty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Výsledok: PASS/FAIL</text:p>
          </table:table-cell>
          <table:table-cell table:style-name="Table2.B1" office:value-type="string">
            <text:p text:style-name="P3"/>
          </table:table-cell>
        </table:table-row>
      </table:table>
      <text:p text:style-name="P3">Juraj</text:p>
      <text:p text:style-name="Standard"/>
      <text:p text:style-name="Standard"/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Test 3: prihlásenie ako registrovaný používateľ</text:p>
          </table:table-cell>
          <table:table-cell table:style-name="Table3.B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Vstupné podmienky</text:p>
          </table:table-cell>
          <table:table-cell table:style-name="Table3.B1" office:value-type="string">
            <text:p text:style-name="P42">Používateľ sa nachádza na obrazovke prihlasenie, ma pripojenie na internet, ma prihlasovacie údaje registrovaného používateľa </text:p>
          </table:table-cell>
        </table:table-row>
        <table:table-row table:style-name="Table3.1">
          <table:table-cell table:style-name="Table3.A1" office:value-type="string">
            <text:p text:style-name="P3">Výstupné podmienky</text:p>
          </table:table-cell>
          <table:table-cell table:style-name="Table3.B1" office:value-type="string">
            <text:p text:style-name="P3">Používateľ sa prihlási a uvidí home obrazovku </text:p>
          </table:table-cell>
        </table:table-row>
        <table:table-row table:style-name="Table3.4">
          <table:table-cell table:style-name="Table3.A1" office:value-type="string">
            <text:p text:style-name="P3">Postup:</text:p>
          </table:table-cell>
          <table:table-cell table:style-name="Table3.B1" office:value-type="string">
            <text:list text:style-name="L3">
              <text:list-item>
                <text:p text:style-name="P43">Používateľ napíše svoje prihlasovacie údaje (mail a heslo).</text:p>
                <text:p text:style-name="P65"/>
              </text:list-item>
              <text:list-item>
                <text:p text:style-name="P65">Následne stlačí tlačidlo Sign in na </text:p>
                <text:p text:style-name="P65">spodku obrazovky. </text:p>
                <text:p text:style-name="P64"/>
              </text:list-item>
              <text:list-item>
                <text:p text:style-name="P64"><text:s/>Uvidí Obrazovku Home.</text:p>
              </text:list-item>
            </text:list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<text:span text:style-name="T17">V</text:span><text:span text:style-name="T19">ý</text:span><text:span text:style-name="T17">sledok</text:span>: PASS/FAIL</text:p>
          </table:table-cell>
          <table:table-cell table:style-name="Table3.B1" office:value-type="string">
            <text:p text:style-name="P3"/>
          </table:table-cell>
        </table:table-row>
      </table:table>
      <text:p text:style-name="Standard">Artem</text:p>
      <text:p text:style-name="Standard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Test 4: Zmena nastavení </text:p>
          </table:table-cell>
          <table:table-cell table:style-name="Table4.B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Vstupné podmienkyPoužívateľ sa nachádza na obrazovke home </text:p>
          </table:table-cell>
          <table:table-cell table:style-name="Table4.B1" office:value-type="string">
            <text:p text:style-name="P3">Používateľ sa nachádza na obrazovke home <text:s/></text:p>
          </table:table-cell>
        </table:table-row>
        <table:table-row table:style-name="Table4.1">
          <table:table-cell table:style-name="Table4.A1" office:value-type="string">
            <text:p text:style-name="P3">Výstupné podmienky</text:p>
          </table:table-cell>
          <table:table-cell table:style-name="Table4.B1" office:value-type="string">
            <text:p text:style-name="P3">Používateľ’ zmení jazyk a tému aplikácie a uvidí zmeny <text:s/></text:p>
          </table:table-cell>
        </table:table-row>
        <text:soft-page-break/>
        <table:table-row table:style-name="Table4.4">
          <table:table-cell table:style-name="Table4.A1" office:value-type="string">
            <text:p text:style-name="P3">Postup:</text:p>
          </table:table-cell>
          <table:table-cell table:style-name="Table4.B1" office:value-type="string">
            <text:list text:style-name="L4">
              <text:list-item>
                <text:p text:style-name="P44">Používateľ stlačí tlačidlo “nastavenia” a dostane sa na obrazovku nastavenia. </text:p>
                <text:p text:style-name="P66"/>
              </text:list-item>
              <text:list-item>
                <text:p text:style-name="P66">používateľ stlačí language drop down menu a stlačí English.</text:p>
                <text:p text:style-name="P66"/>
              </text:list-item>
              <text:list-item>
                <text:p text:style-name="P66">používateľ stlačí check-box dark theme. </text:p>
                <text:p text:style-name="P66"/>
              </text:list-item>
              <text:list-item>
                <text:p text:style-name="P66">Používateľ stlačí tlačidlo <text:span text:style-name="T32">Save</text:span>.</text:p>
                <text:p text:style-name="P66"/>
              </text:list-item>
              <text:list-item>
                <text:p text:style-name="P66">Jazyk sa zmenil na anglicky a téma na tmavú.</text:p>
                <text:p text:style-name="P44"/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Vysledok: PASS/FAIL</text:p>
          </table:table-cell>
          <table:table-cell table:style-name="Table4.B1" office:value-type="string">
            <text:p text:style-name="P3"/>
          </table:table-cell>
        </table:table-row>
      </table:table>
      <text:p text:style-name="Standard">Artem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Test 5: Aktualizácia profilu</text:p>
          </table:table-cell>
          <table:table-cell table:style-name="Table5.B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>Vstupné podmienky</text:p>
          </table:table-cell>
          <table:table-cell table:style-name="Table5.B1" office:value-type="string">
            <text:p text:style-name="P42">Používateľ sa nachádza na obrazovke hore </text:p>
          </table:table-cell>
        </table:table-row>
        <table:table-row table:style-name="Table5.1">
          <table:table-cell table:style-name="Table5.A1" office:value-type="string">
            <text:p text:style-name="P3">Výstupné podmienky</text:p>
          </table:table-cell>
          <table:table-cell table:style-name="Table5.B1" office:value-type="string">
            <text:p text:style-name="P42">Používateľ zmení svoju váhu a cieľovú váhu v profilu </text:p>
          </table:table-cell>
        </table:table-row>
        <table:table-row table:style-name="Table5.4">
          <table:table-cell table:style-name="Table5.A1" office:value-type="string">
            <text:p text:style-name="P3">Postup:</text:p>
          </table:table-cell>
          <table:table-cell table:style-name="Table5.B1" office:value-type="string">
            <text:list text:style-name="L5">
              <text:list-item>
                <text:p text:style-name="P45">Používateľ stlačí tlačidlo “profil” </text:p>
                <text:p text:style-name="P67">a dostane sa na obrazovku profilu. </text:p>
                <text:p text:style-name="P67"/>
              </text:list-item>
              <text:list-item>
                <text:p text:style-name="P67">používateľ stlačí váha vstupné pole a otvorí sa mu numerická klávesnica.</text:p>
                <text:p text:style-name="P67"/>
              </text:list-item>
              <text:list-item>
                <text:p text:style-name="P67">používateľ vloží novú váhu. </text:p>
                <text:p text:style-name="P67"/>
              </text:list-item>
              <text:list-item>
                <text:p text:style-name="P67">používateľ stlačí cieľová váha vstupné pole a otvorí sa mu numerická klávesnica.</text:p>
                <text:p text:style-name="P67"/>
              </text:list-item>
              <text:list-item>
                <text:p text:style-name="P67">používateľ vloží novú cieľovú váhu.</text:p>
                <text:p text:style-name="P67"/>
              </text:list-item>
              <text:list-item>
                <text:p text:style-name="P67">používateľ stlačí tlačidlo uložiť’ a dostane sa na home obrazovku.</text:p>
                <text:p text:style-name="P45"/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3"><text:span text:style-name="T17">V</text:span><text:span text:style-name="T19">ý</text:span><text:span text:style-name="T17">sledok</text:span>: PASS/FAIL</text:p>
          </table:table-cell>
          <table:table-cell table:style-name="Table5.B1" office:value-type="string">
            <text:p text:style-name="P3"/>
          </table:table-cell>
        </table:table-row>
      </table:table>
      <text:p text:style-name="Standard"/>
      <text:p text:style-name="Standard">Artem</text:p>
      <text:p text:style-name="Standard"/>
      <text:p text:style-name="P59"/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56"><text:span text:style-name="T10">Test </text:span><text:span text:style-name="T11">6</text:span><text:span text:style-name="T10">: </text:span>Premenovanie názvu workoutu </text:p>
          </table:table-cell>
          <table:table-cell table:style-name="Tabuľka1.B1" office:value-type="string">
            <text:p text:style-name="P22"/>
          </table:table-cell>
        </table:table-row>
        <table:table-row table:style-name="Tabuľka1.2">
          <table:table-cell table:style-name="Tabuľka1.A1" office:value-type="string">
            <text:p text:style-name="P22">Vstupné podmienky</text:p>
          </table:table-cell>
          <table:table-cell table:style-name="Tabuľka1.B1" office:value-type="string">
            <text:p text:style-name="P54">Používateľ sa nachádza na obrazovke <text:span text:style-name="T21">Home.</text:span></text:p>
          </table:table-cell>
        </table:table-row>
        <table:table-row table:style-name="Tabuľka1.1">
          <table:table-cell table:style-name="Tabuľka1.A1" office:value-type="string">
            <text:p text:style-name="P22">Výstupné podmienky</text:p>
          </table:table-cell>
          <table:table-cell table:style-name="Tabuľka1.B1" office:value-type="string">
            <text:p text:style-name="P27">Zmena názvu <text:span text:style-name="T21">v</text:span><text:span text:style-name="T35">ybrat</text:span><text:span text:style-name="T21">ého</text:span> workoutu </text:p>
          </table:table-cell>
        </table:table-row>
        <text:soft-page-break/>
        <table:table-row table:style-name="Tabuľka1.4">
          <table:table-cell table:style-name="Tabuľka1.A1" office:value-type="string">
            <text:p text:style-name="P22">Postup:</text:p>
          </table:table-cell>
          <table:table-cell table:style-name="Tabuľka1.B1" office:value-type="string">
            <text:list text:style-name="L8">
              <text:list-item>
                <text:p text:style-name="P50">Používateľ na obrazovke Home stlačí tlačidlo na <text:span text:style-name="T22">ľavom</text:span> <text:span text:style-name="T22">dolnom </text:span>rohu (<text:span text:style-name="T22">činka</text:span>), ktoré ho presunie na obrazovku <text:span text:style-name="T22">Workouts</text:span>.</text:p>
                <text:p text:style-name="P50"/>
              </text:list-item>
              <text:list-item>
                <text:p text:style-name="P30"><text:span text:style-name="T23">Používateľ stlačí tlačidlo Create, ktoré ho presmeruje na obrazovku Create Workout.</text:span></text:p>
              </text:list-item>
            </text:list>
            <text:p text:style-name="P31"><text:span text:style-name="T23"/></text:p>
            <text:list text:continue-numbering="true" text:style-name="L8">
              <text:list-item>
                <text:p text:style-name="P38"><text:span text:style-name="T17">Do poľa s názvom Name napíše meno workoutu a stlačí tlačidlo + to ho presunie na stránku pridania cvikov. </text:span></text:p>
              </text:list-item>
            </text:list>
            <text:p text:style-name="P39"><text:span text:style-name="T17"/></text:p>
            <text:list text:continue-numbering="true" text:style-name="L8">
              <text:list-item>
                <text:p text:style-name="P40">Následne užívateľ stlačí tlačidlo back, ktoré ho presmeruje na obrazovku Workouts. </text:p>
                <text:p text:style-name="P55"><text:span text:style-name="T13"><text:s/></text:span></text:p>
              </text:list-item>
              <text:list-item>
                <text:p text:style-name="P29"><text:span text:style-name="T36">P</text:span>oužívateľ stlačí tlačidlo s označením "E" Ktoré sa nachádza vľavo od záznamu. </text:p>
                <text:p text:style-name="P68"/>
              </text:list-item>
              <text:list-item>
                <text:p text:style-name="P68">Rozbalí sa stránka s názvom Rename workout, kde je pole New name, do ktorého používateľ zapíše nový názov. </text:p>
                <text:p text:style-name="P68"/>
              </text:list-item>
              <text:list-item>
                <text:p text:style-name="P68">Na uloženie stlačí tlačidlo Save ktoré ho vráti na predošlú stránku, kde bude viditeľná zmena názvu.</text:p>
              </text:list-item>
            </text:list>
            <text:p text:style-name="P28"/>
          </table:table-cell>
        </table:table-row>
        <table:table-row table:style-name="Tabuľka1.1">
          <table:table-cell table:style-name="Tabuľka1.A1" office:value-type="string">
            <text:p text:style-name="P22"><text:span text:style-name="T17">V</text:span><text:span text:style-name="T18">ý</text:span><text:span text:style-name="T17">sledok</text:span>: PASS/FAIL</text:p>
          </table:table-cell>
          <table:table-cell table:style-name="Tabuľka1.B1" office:value-type="string">
            <text:p text:style-name="P22"/>
          </table:table-cell>
        </table:table-row>
      </table:table>
      <text:p text:style-name="P61">Juraj</text:p>
      <text:p text:style-name="P59"/>
      <table:table table:name="Tabuľka2" table:style-name="Tabuľka2">
        <table:table-column table:style-name="Tabuľka2.A"/>
        <table:table-column table:style-name="Tabuľka2.B"/>
        <table:table-row table:style-name="Tabuľka2.1">
          <table:table-cell table:style-name="Tabuľka2.A1" office:value-type="string">
            <text:p text:style-name="P56"><text:span text:style-name="T10">Test </text:span><text:span text:style-name="T11">7</text:span><text:span text:style-name="T10">: </text:span>Pridanie existujúceho cviku do workoutu <text:span text:style-name="T24">s Internetovým pripojením</text:span></text:p>
          </table:table-cell>
          <table:table-cell table:style-name="Tabuľka2.B1" office:value-type="string">
            <text:p text:style-name="P22"/>
          </table:table-cell>
        </table:table-row>
        <table:table-row table:style-name="Tabuľka2.2">
          <table:table-cell table:style-name="Tabuľka2.A1" office:value-type="string">
            <text:p text:style-name="P22">Vstupné podmienky</text:p>
          </table:table-cell>
          <table:table-cell table:style-name="Tabuľka2.B1" office:value-type="string">
            <text:p text:style-name="P34">Používateľ sa nachádza na obrazovke Workouts <text:span text:style-name="T24">a má pripojenie na internet</text:span></text:p>
          </table:table-cell>
        </table:table-row>
        <table:table-row table:style-name="Tabuľka2.1">
          <table:table-cell table:style-name="Tabuľka2.A1" office:value-type="string">
            <text:p text:style-name="P22">Výstupné podmienky</text:p>
          </table:table-cell>
          <table:table-cell table:style-name="Tabuľka2.B1" office:value-type="string">
            <text:p text:style-name="P57">Pridanie nového cviku do Workoutu </text:p>
          </table:table-cell>
        </table:table-row>
        <table:table-row table:style-name="Tabuľka2.4">
          <table:table-cell table:style-name="Tabuľka2.A1" office:value-type="string">
            <text:p text:style-name="P22">Postup:</text:p>
          </table:table-cell>
          <table:table-cell table:style-name="Tabuľka2.B1" office:value-type="string">
            <text:list text:style-name="L9">
              <text:list-item>
                <text:p text:style-name="P32">Používateľ klikne na názov Workoutu, ktoré ho presunie na jeho stránku, kde sa nachazdaju jednotlivé cviky tlačidla: Start, Add, Back, Edit, -. </text:p>
                <text:p text:style-name="P35"/>
              </text:list-item>
              <text:list-item>
                <text:p text:style-name="P69">Používateľ klikne na tlačidlo Add, ktoré ho presunie na stránku s vyhľadávaním cvikov, vytvorenie vlastného cviku alebo pridanie už existujúcich cvikov. </text:p>
                <text:p text:style-name="P69"/>
              </text:list-item>
              <text:list-item>
                <text:p text:style-name="P69">Následne používateľ klikne na tlačidlo, <text:soft-page-break/>"+" ktoré je vedľa názvu cviku. </text:p>
                <text:p text:style-name="P69"/>
              </text:list-item>
              <text:list-item>
                <text:p text:style-name="P69">Používateľ bude presunuty na stránku jednotlivého cviku, kde si nastaví trvanie série, počet sérii, váhu závažia a počet opakovaní. </text:p>
                <text:p text:style-name="P69"/>
              </text:list-item>
              <text:list-item>
                <text:p text:style-name="P69">Aby sa cvičenie uložilo používateľ musí stlačiť tlačidlo save, ktoré ho aj vráti na stránku vyhľadávania. </text:p>
                <text:p text:style-name="P69"/>
              </text:list-item>
              <text:list-item>
                <text:p text:style-name="P69">Následne treba stlačiť tlačidlo naspäť na spodku obrazovky, aby sme sa dostali na Workout, kde už bude aj pridaný cvik. </text:p>
              </text:list-item>
            </text:list>
          </table:table-cell>
        </table:table-row>
        <table:table-row table:style-name="Tabuľka2.1">
          <table:table-cell table:style-name="Tabuľka2.A1" office:value-type="string">
            <text:p text:style-name="P22"><text:span text:style-name="T17">V</text:span><text:span text:style-name="T18">ý</text:span><text:span text:style-name="T17">sledok</text:span>: PASS/FAIL</text:p>
          </table:table-cell>
          <table:table-cell table:style-name="Tabuľka2.B1" office:value-type="string">
            <text:p text:style-name="P22"/>
          </table:table-cell>
        </table:table-row>
      </table:table>
      <text:p text:style-name="P60">Juraj</text:p>
      <text:p text:style-name="P53"/>
      <text:p text:style-name="P52">Negative</text:p>
      <text:p text:style-name="P4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Test 8: Prihlasenie s nesprávnymi údajmi </text:p>
          </table:table-cell>
          <table:table-cell table:style-name="Table6.B1" office:value-type="string">
            <text:p text:style-name="P3"/>
          </table:table-cell>
        </table:table-row>
        <table:table-row table:style-name="Table6.2">
          <table:table-cell table:style-name="Table6.A1" office:value-type="string">
            <text:p text:style-name="P22">Vstupné podmienky</text:p>
          </table:table-cell>
          <table:table-cell table:style-name="Table6.B1" office:value-type="string">
            <text:p text:style-name="P42">Používateľ sa nachádza na obrazovke prihlasenie, ma pripojenie na internet. </text:p>
          </table:table-cell>
        </table:table-row>
        <table:table-row table:style-name="Table6.3">
          <table:table-cell table:style-name="Table6.A1" office:value-type="string">
            <text:p text:style-name="P22">Výstupné podmienky</text:p>
          </table:table-cell>
          <table:table-cell table:style-name="Table6.B1" office:value-type="string">
            <text:p text:style-name="P3">Používateľ dostane správu: “Chybne údaje” </text:p>
          </table:table-cell>
        </table:table-row>
        <table:table-row table:style-name="Table6.4">
          <table:table-cell table:style-name="Table6.A1" office:value-type="string">
            <text:p text:style-name="P22">Postup:</text:p>
          </table:table-cell>
          <table:table-cell table:style-name="Table6.B1" office:value-type="string">
            <text:list text:style-name="L6">
              <text:list-item>
                <text:p text:style-name="P47">Používateľ napíše “1111111” do emailu </text:p>
                <text:p text:style-name="P47"/>
              </text:list-item>
              <text:list-item>
                <text:p text:style-name="P71">Používateľ napíše “23123131” do hesla.</text:p>
                <text:p text:style-name="P71"><text:s/></text:p>
              </text:list-item>
              <text:list-item>
                <text:p text:style-name="P70"><text:span text:style-name="T24">P</text:span>oužívateľ’ stlačí tlačidlo prihlásiť sa </text:p>
                <text:p text:style-name="P70"/>
              </text:list-item>
              <text:list-item>
                <text:p text:style-name="P70"><text:span text:style-name="T24">P</text:span>oužívateľ’ uvidí správu: Chybne údaje”</text:p>
                <text:p text:style-name="P47"/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22"><text:span text:style-name="T17">V</text:span><text:span text:style-name="T18">ý</text:span><text:span text:style-name="T17">sledok</text:span>: PASS/FAIL</text:p>
          </table:table-cell>
          <table:table-cell table:style-name="Table6.B1" office:value-type="string">
            <text:p text:style-name="P3"/>
          </table:table-cell>
        </table:table-row>
      </table:table>
      <text:p text:style-name="P4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Test 9: vymazať profil bez riadneho potvrdenia.</text:p>
          </table:table-cell>
          <table:table-cell table:style-name="Table7.B1" office:value-type="string">
            <text:p text:style-name="P3"/>
          </table:table-cell>
        </table:table-row>
        <table:table-row table:style-name="Table7.2">
          <table:table-cell table:style-name="Table7.A1" office:value-type="string">
            <text:p text:style-name="P22">Vstupné podmienky</text:p>
          </table:table-cell>
          <table:table-cell table:style-name="Table7.B1" office:value-type="string">
            <text:p text:style-name="P42">Používateľ je prihlásený, ako test používateľ a sa nachá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22">Výstupné podmienky</text:p>
          </table:table-cell>
          <table:table-cell table:style-name="Table7.B1" office:value-type="string">
            <text:p text:style-name="P48">Používateľ dostane správu: “Chybne <text:span text:style-name="T33">heslo</text:span>” </text:p>
          </table:table-cell>
        </table:table-row>
        <text:soft-page-break/>
        <table:table-row table:style-name="Table7.4">
          <table:table-cell table:style-name="Table7.A1" office:value-type="string">
            <text:p text:style-name="P22">Postup:</text:p>
          </table:table-cell>
          <table:table-cell table:style-name="Table7.B1" office:value-type="string">
            <text:list text:style-name="L7">
              <text:list-item>
                <text:p text:style-name="P49">Používateľ stlačí tlačidlo “Vymazať’ profil” a dostane sa na obrazovku s potvrdením. </text:p>
                <text:p text:style-name="P49"/>
              </text:list-item>
              <text:list-item>
                <text:p text:style-name="P73">Používateľ napíše “23123131” do hesla.</text:p>
                <text:p text:style-name="P73"/>
              </text:list-item>
              <text:list-item>
                <text:p text:style-name="P72">Používate’ stlačí tlačidlo “vymazať". </text:p>
                <text:p text:style-name="P72"/>
              </text:list-item>
              <text:list-item>
                <text:p text:style-name="P72"><text:span text:style-name="T24">P</text:span>oužívateľ uvidí správu: "Chybn<text:span text:style-name="T20">é</text:span> heslo”.</text:p>
                <text:p text:style-name="P49"/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22"><text:span text:style-name="T17">V</text:span><text:span text:style-name="T18">ý</text:span><text:span text:style-name="T17">sledok</text:span>: PASS/FAIL</text:p>
          </table:table-cell>
          <table:table-cell table:style-name="Table7.B1" office:value-type="string">
            <text:p text:style-name="P3"/>
          </table:table-cell>
        </table:table-row>
      </table:table>
      <text:p text:style-name="Standard"/>
      <text:p text:style-name="Standard"/>
      <text:p text:style-name="P62"/>
      <table:table table:name="Tabuľka3" table:style-name="Tabuľka3">
        <table:table-column table:style-name="Tabuľka3.A"/>
        <table:table-column table:style-name="Tabuľka3.B"/>
        <table:table-row table:style-name="Tabuľka3.1">
          <table:table-cell table:style-name="Tabuľka3.A1" office:value-type="string">
            <text:p text:style-name="P58"><text:span text:style-name="T10">Test </text:span><text:span text:style-name="T12">10</text:span><text:span text:style-name="T10">: Pridanie existujúceho cviku do workoutu</text:span><text:span text:style-name="T14"> </text:span><text:span text:style-name="T16">bez</text:span><text:span text:style-name="T15"> Internetov</text:span><text:span text:style-name="T16">ého</text:span><text:span text:style-name="T15"> pripojen</text:span><text:span text:style-name="T16">ia</text:span></text:p>
          </table:table-cell>
          <table:table-cell table:style-name="Tabuľka3.B1" office:value-type="string">
            <text:p text:style-name="P23"/>
          </table:table-cell>
        </table:table-row>
        <table:table-row table:style-name="Tabuľka3.2">
          <table:table-cell table:style-name="Tabuľka3.A1" office:value-type="string">
            <text:p text:style-name="P23">Vstupné podmienky</text:p>
          </table:table-cell>
          <table:table-cell table:style-name="Tabuľka3.B1" office:value-type="string">
            <text:p text:style-name="P34">Používateľ sa nachádza na obrazovke <text:span text:style-name="T26">Home</text:span> <text:span text:style-name="T24">a </text:span><text:span text:style-name="T25">nemá</text:span><text:span text:style-name="T24"> pripojenie na internet</text:span></text:p>
          </table:table-cell>
        </table:table-row>
        <table:table-row table:style-name="Tabuľka3.1">
          <table:table-cell table:style-name="Tabuľka3.A1" office:value-type="string">
            <text:p text:style-name="P23">Výstupné podmienky</text:p>
          </table:table-cell>
          <table:table-cell table:style-name="Tabuľka3.B1" office:value-type="string">
            <text:p text:style-name="P37">Oznámenie,<text:span text:style-name="T17"> </text:span><text:span text:style-name="T26">že funkcia je dostupná len s pripojením na internet.</text:span></text:p>
          </table:table-cell>
        </table:table-row>
        <table:table-row table:style-name="Tabuľka3.4">
          <table:table-cell table:style-name="Tabuľka3.A1" office:value-type="string">
            <text:p text:style-name="P23">Postup:</text:p>
          </table:table-cell>
          <table:table-cell table:style-name="Tabuľka3.B1" office:value-type="string">
            <text:list text:style-name="L10">
              <text:list-item>
                <text:p text:style-name="P51">Používateľ na obrazovke Home stlačí tlačidlo na <text:span text:style-name="T22">ľavom</text:span> <text:span text:style-name="T22">dolnom </text:span>rohu (<text:span text:style-name="T22">činka</text:span>), ktoré ho presunie na obrazovku <text:span text:style-name="T22">Workouts</text:span>.</text:p>
                <text:p text:style-name="P26"/>
              </text:list-item>
              <text:list-item>
                <text:p text:style-name="P33">Používateľ klikne na názov Workoutu, ktoré ho presunie na jeho stránku, kde sa nachazdaju jednotlivé cviky tlačidla: Start, Add, Back, Edit, -.</text:p>
                <text:p text:style-name="P36"/>
              </text:list-item>
              <text:list-item>
                <text:p text:style-name="P74">Používateľ klikne na tlačidlo Add, ktoré ho presunie na stránku s vyhľadávaním cvikov, vytvorenie vlastného cviku alebo pridanie už existujúcich cvikov.</text:p>
              </text:list-item>
            </text:list>
            <text:p text:style-name="P75"/>
            <text:list text:continue-numbering="true" text:style-name="L10">
              <text:list-item>
                <text:p text:style-name="P74">Následne používateľ klikne na tlačidlo, "+" ktoré je vedľa názvu cviku.</text:p>
              </text:list-item>
            </text:list>
            <text:p text:style-name="P75"/>
            <text:list text:continue-numbering="true" text:style-name="L10">
              <text:list-item>
                <text:p text:style-name="P76">Kedže uživateľ nie je pripojený na internet dostane spravú: „<text:span text:style-name="T34">Nie je </text:span>možné<text:span text:style-name="T34"> prida</text:span>ť<text:span text:style-name="T34"> cvik, bez pripojenia na internet.”</text:span></text:p>
              </text:list-item>
            </text:list>
          </table:table-cell>
        </table:table-row>
        <table:table-row table:style-name="Tabuľka3.1">
          <table:table-cell table:style-name="Tabuľka3.A1" office:value-type="string">
            <text:p text:style-name="P23"><text:span text:style-name="T17">V</text:span><text:span text:style-name="T18">ý</text:span><text:span text:style-name="T17">sledok</text:span>: PASS/FAIL</text:p>
          </table:table-cell>
          <table:table-cell table:style-name="Tabuľka3.B1" office:value-type="string">
            <text:p text:style-name="P23"/>
          </table:table-cell>
        </table:table-row>
      </table:table>
      <text:p text:style-name="P63">Jura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20:05:32.172000000</dc:date>
    <meta:editing-duration>PT4H13M25S</meta:editing-duration>
    <meta:editing-cycles>61</meta:editing-cycles>
    <meta:document-statistic meta:table-count="11" meta:image-count="0" meta:object-count="0" meta:page-count="8" meta:paragraph-count="189" meta:word-count="1309" meta:character-count="8916" meta:non-whitespace-character-count="7704"/>
  </office:meta>
</office:document-meta>
</file>